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57.36pt" svg:height="565.46pt" svg:x="67.12pt" svg:y="3pt">
            <loext:p draw:notify-on-update-of-ranges="Sheet1.A1:Sheet1.A3099 Sheet1.B1:Sheet1.B30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82" calcext:value-type="float">
            <text:p>-18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91" calcext:value-type="float">
            <text:p>-1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42" calcext:value-type="float">
            <text:p>-1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5" calcext:value-type="float">
            <text:p>-14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433" calcext:value-type="float">
            <text:p>-4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table:number-columns-repeated="2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table:number-columns-repeated="2"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213" calcext:value-type="float">
            <text:p>-21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94" calcext:value-type="float">
            <text:p>-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87" calcext:value-type="float">
            <text:p>-38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12" calcext:value-type="float">
            <text:p>-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28" calcext:value-type="float">
            <text:p>-2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79" calcext:value-type="float">
            <text:p>-679</text:p>
          </table:table-cell>
          <table:table-cell office:value-type="float" office:value="-599" calcext:value-type="float">
            <text:p>-59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50" calcext:value-type="float">
            <text:p>-3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729" calcext:value-type="float">
            <text:p>-72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51" calcext:value-type="float">
            <text:p>-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10" calcext:value-type="float">
            <text:p>-51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65" calcext:value-type="float">
            <text:p>-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559" calcext:value-type="float">
            <text:p>-55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07" calcext:value-type="float">
            <text:p>-20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0" calcext:value-type="float">
            <text:p>-4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78" calcext:value-type="float">
            <text:p>-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-380" calcext:value-type="float">
            <text:p>-3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46" calcext:value-type="float">
            <text:p>-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table:number-columns-repeated="2"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table:number-columns-repeated="2"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number-columns-repeated="2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table:number-columns-repeated="2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number-columns-repeated="2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table:number-columns-repeated="2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table:number-columns-repeated="2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table:number-columns-repeated="2" office:value-type="float" office:value="-22" calcext:value-type="float">
            <text:p>-22</text:p>
          </table:table-cell>
        </table:table-row>
        <table:table-row table:style-name="ro1">
          <table:table-cell table:number-columns-repeated="2" office:value-type="float" office:value="-23" calcext:value-type="float">
            <text:p>-23</text:p>
          </table:table-cell>
        </table:table-row>
        <table:table-row table:style-name="ro1">
          <table:table-cell table:number-columns-repeated="2" office:value-type="float" office:value="-21" calcext:value-type="float">
            <text:p>-21</text:p>
          </table:table-cell>
        </table:table-row>
        <table:table-row table:style-name="ro1">
          <table:table-cell table:number-columns-repeated="2" office:value-type="float" office:value="-22" calcext:value-type="float">
            <text:p>-22</text:p>
          </table:table-cell>
        </table:table-row>
        <table:table-row table:style-name="ro1">
          <table:table-cell table:number-columns-repeated="2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table:number-columns-repeated="2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table:number-columns-repeated="2" office:value-type="float" office:value="-22" calcext:value-type="float">
            <text:p>-22</text:p>
          </table:table-cell>
        </table:table-row>
        <table:table-row table:style-name="ro1">
          <table:table-cell table:number-columns-repeated="2" office:value-type="float" office:value="-23" calcext:value-type="float">
            <text:p>-23</text:p>
          </table:table-cell>
        </table:table-row>
        <table:table-row table:style-name="ro1">
          <table:table-cell table:number-columns-repeated="2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table:number-columns-repeated="2" office:value-type="float" office:value="-25" calcext:value-type="float">
            <text:p>-25</text:p>
          </table:table-cell>
        </table:table-row>
        <table:table-row table:style-name="ro1">
          <table:table-cell table:number-columns-repeated="2" office:value-type="float" office:value="-25" calcext:value-type="float">
            <text:p>-25</text:p>
          </table:table-cell>
        </table:table-row>
        <table:table-row table:style-name="ro1">
          <table:table-cell table:number-columns-repeated="2" office:value-type="float" office:value="-26" calcext:value-type="float">
            <text:p>-26</text:p>
          </table:table-cell>
        </table:table-row>
        <table:table-row table:style-name="ro1">
          <table:table-cell table:number-columns-repeated="2" office:value-type="float" office:value="-26" calcext:value-type="float">
            <text:p>-26</text:p>
          </table:table-cell>
        </table:table-row>
        <table:table-row table:style-name="ro1">
          <table:table-cell table:number-columns-repeated="2" office:value-type="float" office:value="-26" calcext:value-type="float">
            <text:p>-26</text:p>
          </table:table-cell>
        </table:table-row>
        <table:table-row table:style-name="ro1">
          <table:table-cell table:number-columns-repeated="2" office:value-type="float" office:value="-26" calcext:value-type="float">
            <text:p>-26</text:p>
          </table:table-cell>
        </table:table-row>
        <table:table-row table:style-name="ro1">
          <table:table-cell table:number-columns-repeated="2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table:number-columns-repeated="2" office:value-type="float" office:value="-24" calcext:value-type="float">
            <text:p>-24</text:p>
          </table:table-cell>
        </table:table-row>
        <table:table-row table:style-name="ro1">
          <table:table-cell table:number-columns-repeated="2" office:value-type="float" office:value="-24" calcext:value-type="float">
            <text:p>-24</text:p>
          </table:table-cell>
        </table:table-row>
        <table:table-row table:style-name="ro1">
          <table:table-cell table:number-columns-repeated="2" office:value-type="float" office:value="-23" calcext:value-type="float">
            <text:p>-23</text:p>
          </table:table-cell>
        </table:table-row>
        <table:table-row table:style-name="ro1">
          <table:table-cell table:number-columns-repeated="2" office:value-type="float" office:value="-24" calcext:value-type="float">
            <text:p>-24</text:p>
          </table:table-cell>
        </table:table-row>
        <table:table-row table:style-name="ro1">
          <table:table-cell table:number-columns-repeated="2" office:value-type="float" office:value="-23" calcext:value-type="float">
            <text:p>-23</text:p>
          </table:table-cell>
        </table:table-row>
        <table:table-row table:style-name="ro1">
          <table:table-cell table:number-columns-repeated="2" office:value-type="float" office:value="-23" calcext:value-type="float">
            <text:p>-23</text:p>
          </table:table-cell>
        </table:table-row>
        <table:table-row table:style-name="ro1">
          <table:table-cell table:number-columns-repeated="2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table:number-columns-repeated="2" office:value-type="float" office:value="-21" calcext:value-type="float">
            <text:p>-21</text:p>
          </table:table-cell>
        </table:table-row>
        <table:table-row table:style-name="ro1">
          <table:table-cell table:number-columns-repeated="2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79" calcext:value-type="float">
            <text:p>-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06:55.642537118</meta:creation-date>
    <dc:date>2017-11-06T14:15:16.395265323</dc:date>
    <meta:editing-duration>PT8M20S</meta:editing-duration>
    <meta:editing-cycles>1</meta:editing-cycles>
    <meta:document-statistic meta:table-count="1" meta:cell-count="619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40" chart:maximum="4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4.358cm" svg:height="19.949cm" xlink:href=".." xlink:type="simple" chart:class="chart:line" chart:style-name="ch1">
        <chart:legend chart:legend-position="end" svg:x="41.506cm" svg:y="9.426cm" style:legend-expansion="high" chart:style-name="ch2"/>
        <chart:plot-area chart:style-name="ch3" table:cell-range-address="Sheet1.A1:Sheet1.B3099" svg:x="0.887cm" svg:y="0.398cm" svg:width="39.732cm" svg:height="19.153cm">
          <chartooo:coordinate-region svg:x="1.614cm" svg:y="0.597cm" svg:width="38.927cm" svg:height="18.7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3099" chart:class="chart:line">
            <chart:data-point chart:repeated="3099"/>
          </chart:series>
          <chart:series chart:style-name="ch8" chart:values-cell-range-address="Sheet1.B1:Sheet1.B3099" chart:class="chart:line">
            <chart:data-point chart:repeated="30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3099</svg:desc>
                </draw:g>
              </table:table-cell>
              <table:table-cell office:value-type="float" office:value="0">
                <text:p>0</text:p>
                <draw:g>
                  <svg:desc>Sheet1.B1:Sheet1.B30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">
                <text:p>-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">
                <text:p>-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">
                <text:p>-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-864">
                <text:p>-8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">
                <text:p>-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">
                <text:p>-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0">
                <text:p>-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2">
                <text:p>-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33">
                <text:p>-4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">
                <text:p>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01">
                <text:p>-1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6">
                <text:p>-6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12">
                <text:p>-1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">
                <text:p>-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">
                <text:p>-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54">
                <text:p>-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">
                <text:p>5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88">
                <text:p>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71">
                <text:p>2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9">
                <text:p>-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11">
                <text:p>-1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11">
                <text:p>-1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11">
                <text:p>-1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11">
                <text:p>-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10">
                <text:p>-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10">
                <text:p>-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10">
                <text:p>-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12">
                <text:p>-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14">
                <text:p>-1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14">
                <text:p>-1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14">
                <text:p>-1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16">
                <text:p>-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15">
                <text:p>-1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17">
                <text:p>-1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16">
                <text:p>-1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14">
                <text:p>-1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14">
                <text:p>-1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9">
                <text:p>-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9">
                <text:p>-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9">
                <text:p>-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9">
                <text:p>-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8">
                <text:p>-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9">
                <text:p>-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10">
                <text:p>-1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213">
                <text:p>-21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494">
                <text:p>-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387">
                <text:p>-3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612">
                <text:p>-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117">
                <text:p>-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679">
                <text:p>-679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06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2">
                <text:p>-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-9">
                <text:p>-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9">
                <text:p>-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-4">
                <text:p>-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">
                <text:p>1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729">
                <text:p>-7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-238">
                <text:p>-2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10">
                <text:p>-1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34">
                <text:p>-3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-1">
                <text:p>-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-4">
                <text:p>-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-113">
                <text:p>-1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-6">
                <text:p>-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-67">
                <text:p>-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76">
                <text:p>-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">
                <text:p>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">
                <text:p>1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  <table:table-cell office:value-type="float" office:value="-551">
                <text:p>-55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  <table:table-cell office:value-type="float" office:value="-510">
                <text:p>-51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-21">
                <text:p>-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-13">
                <text:p>-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-2">
                <text:p>-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">
                <text:p>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-13">
                <text:p>-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-156">
                <text:p>-15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-2">
                <text:p>-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">
                <text:p>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">
                <text:p>1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-365">
                <text:p>-36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-93">
                <text:p>-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-559">
                <text:p>-55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-1">
                <text:p>-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-47">
                <text:p>-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">
                <text:p>1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-1">
                <text:p>-1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-430">
                <text:p>-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66">
                <text:p>16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-278">
                <text:p>-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460">
                <text:p>46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-380">
                <text:p>-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-246">
                <text:p>-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8">
                <text:p>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8">
                <text:p>1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6">
                <text:p>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-2">
                <text:p>-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">
                <text:p>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3">
                <text:p>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1">
                <text:p>11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1">
                <text:p>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-36">
                <text:p>-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-17">
                <text:p>-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4">
                <text:p>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">
                <text:p>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0">
                <text:p>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1">
                <text:p>2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1">
                <text:p>2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0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-4">
                <text:p>-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-6">
                <text:p>-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-4">
                <text:p>-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-7">
                <text:p>-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-8">
                <text:p>-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-7">
                <text:p>-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-7">
                <text:p>-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-7">
                <text:p>-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-49">
                <text:p>-4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-4">
                <text:p>-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-7">
                <text:p>-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-9">
                <text:p>-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-5">
                <text:p>-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-9">
                <text:p>-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-13">
                <text:p>-1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-13">
                <text:p>-1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-13">
                <text:p>-1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-14">
                <text:p>-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-15">
                <text:p>-1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-14">
                <text:p>-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-14">
                <text:p>-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-16">
                <text:p>-1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-15">
                <text:p>-1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-15">
                <text:p>-1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-14">
                <text:p>-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-15">
                <text:p>-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-15">
                <text:p>-1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-14">
                <text:p>-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-10">
                <text:p>-1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-9">
                <text:p>-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-13">
                <text:p>-1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-15">
                <text:p>-1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-11">
                <text:p>-1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-14">
                <text:p>-1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-14">
                <text:p>-1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-14">
                <text:p>-1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-9">
                <text:p>-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-9">
                <text:p>-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-10">
                <text:p>-1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-13">
                <text:p>-1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-13">
                <text:p>-1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-9">
                <text:p>-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-8">
                <text:p>-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-13">
                <text:p>-1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-13">
                <text:p>-1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-7">
                <text:p>-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-62">
                <text:p>-6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-4">
                <text:p>-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-3">
                <text:p>-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-4">
                <text:p>-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-5">
                <text:p>-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-7">
                <text:p>-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-7">
                <text:p>-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-7">
                <text:p>-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-16">
                <text:p>-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-16">
                <text:p>-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-16">
                <text:p>-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-16">
                <text:p>-1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-14">
                <text:p>-1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-14">
                <text:p>-1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-16">
                <text:p>-1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-16">
                <text:p>-1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-16">
                <text:p>-1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-19">
                <text:p>-1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-19">
                <text:p>-1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-16">
                <text:p>-1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-18">
                <text:p>-1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-16">
                <text:p>-1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-16">
                <text:p>-1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-16">
                <text:p>-1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-16">
                <text:p>-1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-16">
                <text:p>-1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-19">
                <text:p>-1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-19">
                <text:p>-1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-20">
                <text:p>-2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-21">
                <text:p>-2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-19">
                <text:p>-1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-21">
                <text:p>-2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-20">
                <text:p>-2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-19">
                <text:p>-1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-19">
                <text:p>-1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-18">
                <text:p>-1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-18">
                <text:p>-1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-18">
                <text:p>-1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-19">
                <text:p>-1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-19">
                <text:p>-1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-15">
                <text:p>-1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-14">
                <text:p>-1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-13">
                <text:p>-1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-13">
                <text:p>-1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-13">
                <text:p>-1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-9">
                <text:p>-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-9">
                <text:p>-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-15">
                <text:p>-1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-16">
                <text:p>-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-17">
                <text:p>-1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-19">
                <text:p>-1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-18">
                <text:p>-1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-19">
                <text:p>-1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-18">
                <text:p>-1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-16">
                <text:p>-1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-17">
                <text:p>-1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-19">
                <text:p>-1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-19">
                <text:p>-1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-19">
                <text:p>-1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-19">
                <text:p>-1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-18">
                <text:p>-1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-18">
                <text:p>-1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-19">
                <text:p>-1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-19">
                <text:p>-1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-21">
                <text:p>-2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-22">
                <text:p>-22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-22">
                <text:p>-2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-22">
                <text:p>-2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-22">
                <text:p>-2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-22">
                <text:p>-2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-23">
                <text:p>-2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-21">
                <text:p>-2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-21">
                <text:p>-2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-23">
                <text:p>-2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-23">
                <text:p>-2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-23">
                <text:p>-2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-23">
                <text:p>-2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-23">
                <text:p>-2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-26">
                <text:p>-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-24">
                <text:p>-2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-24">
                <text:p>-2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-24">
                <text:p>-2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-22">
                <text:p>-2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-20">
                <text:p>-2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-20">
                <text:p>-2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-18">
                <text:p>-1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-18">
                <text:p>-1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-19">
                <text:p>-1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-20">
                <text:p>-2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-18">
                <text:p>-1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-16">
                <text:p>-1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-17">
                <text:p>-1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-8">
                <text:p>-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-15">
                <text:p>-1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-3">
                <text:p>-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-3">
                <text:p>-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-3">
                <text:p>-3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-16">
                <text:p>-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2">
                <text:p>2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-3">
                <text:p>-3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